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– poligo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yv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b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ö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Diğ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Çokluort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Ürün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numaral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devr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ölçü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ns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kap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obily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anyo,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pencereler,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ral-Stüdy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tki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Heyke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Manz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Şeh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Çiç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laçl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v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ç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vi Ad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imya- Amino asi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Logo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Gülümsem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3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4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5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6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7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8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9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0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Pnömatik - parç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 aygıt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um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 - tehlik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f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merika Birleşik Devletler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ustral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s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Güney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 - kır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ıt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Doğu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çağ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Meks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Eski za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sembo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tarih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Dün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hsu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es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ayra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enstrü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yaprak müziğ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Özel Piktogram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Kut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Yiyecekler ve İçe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Uz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Seyah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penOffice.org log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i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ermiler 2</text:p>
          </table:table-cell>
          <table:table-cell table:number-columns-repeated="3"/>
          <table:table-cell office:value-type="string">
            <text:p>06/07/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3:3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3:27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